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Lab2 Placeholder</text:p>
      <text:p text:style-name="Normal">So far, I have taken a screenshot of my Lab folder<text:s/>and saved it into the Pictures directory.<text:s/></text:p>
      <text:p text:style-name="Normal">Then I used terminal to initialize a git repository in my workspace folder.</text:p>
      <text:p text:style-name="Normal">Next, I created a new repository on GitHub, named correctly.</text:p>
      <text:p text:style-name="Normal">I added the repository as a remote repo and pulled the diff.</text:p>
      <text:p text:style-name="Normal">I then created a .html file to create a basic website, with a centred name.</text:p>
      <text:p text:style-name="Normal">The next step was to add all files in the local folder to the repo and add my first commit, with message.</text:p>
      <text:p text:style-name="Normal">Lastly, I pushed the repo to github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ARRY ROSS</meta:initial-creator>
    <dc:creator>HARRY ROSS</dc:creator>
    <meta:creation-date>2026-02-10T11:07:00Z</meta:creation-date>
    <dc:date>2026-02-10T11:27:00Z</dc:date>
    <meta:template xlink:href="Normal" xlink:type="simple"/>
    <meta:editing-cycles>5</meta:editing-cycles>
    <meta:editing-duration>PT1080S</meta:editing-duration>
    <meta:document-statistic meta:page-count="1" meta:paragraph-count="1" meta:word-count="78" meta:character-count="527" meta:row-count="3" meta:non-whitespace-character-count="450"/>
  </office:meta>
</office:document-meta>
</file>